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DD26E627.png" manifest:media-type="image/png"/>
  <manifest:file-entry manifest:full-path="Pictures/1000000100000280000001E005161BA1.png" manifest:media-type="image/png"/>
  <manifest:file-entry manifest:full-path="Pictures/1000000100000280000001E0BECADD91.png" manifest:media-type="image/png"/>
  <manifest:file-entry manifest:full-path="Pictures/1000000100000280000001E0612ED851.png" manifest:media-type="image/png"/>
  <manifest:file-entry manifest:full-path="Pictures/1000000100000280000001E08C8338C3.png" manifest:media-type="image/png"/>
  <manifest:file-entry manifest:full-path="Pictures/1000000100000280000001E039302A9B.png" manifest:media-type="image/png"/>
  <manifest:file-entry manifest:full-path="Pictures/1000000100000280000001E0B6D10C99.png" manifest:media-type="image/png"/>
  <manifest:file-entry manifest:full-path="Pictures/1000000100000280000001E0CFE4244F.png" manifest:media-type="image/png"/>
  <manifest:file-entry manifest:full-path="Pictures/1000000100000280000001E0170C379F.png" manifest:media-type="image/png"/>
  <manifest:file-entry manifest:full-path="Pictures/1000000100000280000001E0CF4E944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1c88c" officeooo:paragraph-rsid="0021c88c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fo:background-color="#fafafc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background-color="#fafafc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3921b"/>
    </style:style>
    <style:style style:name="P5" style:family="paragraph" style:parent-style-name="Standard">
      <style:text-properties officeooo:rsid="00275196" officeooo:paragraph-rsid="00275196"/>
    </style:style>
    <style:style style:name="P6" style:family="paragraph" style:parent-style-name="Standard">
      <style:paragraph-properties fo:break-before="page"/>
      <style:text-properties officeooo:rsid="00275196" officeooo:paragraph-rsid="00275196"/>
    </style:style>
    <style:style style:name="P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75196" fo:background-color="#fafafc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paragraph-rsid="00275196" fo:background-color="#fafafc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officeooo:paragraph-rsid="00275196" fo:background-color="#fafafc"/>
    </style:style>
    <style:style style:name="T1" style:family="text">
      <style:text-properties officeooo:rsid="00275196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fo:color="#b08b35" loext:opacity="100%" style:font-name="Consolas" fo:font-size="10.5pt" fo:font-weight="normal"/>
    </style:style>
    <style:style style:name="T4" style:family="text">
      <style:text-properties fo:color="#926600" loext:opacity="100%" style:font-name="Consolas" fo:font-size="10.5pt" fo:font-weight="normal"/>
    </style:style>
    <style:style style:name="T5" style:family="text">
      <style:text-properties fo:color="#926600" loext:opacity="100%" style:font-name="Consolas" fo:font-size="10.5pt" fo:font-weight="normal" officeooo:rsid="00256366"/>
    </style:style>
    <style:style style:name="T6" style:family="text">
      <style:text-properties fo:color="#2b91af" loext:opacity="100%" style:font-name="Consolas" fo:font-size="10.5pt" fo:font-weight="normal"/>
    </style:style>
    <style:style style:name="T7" style:family="text">
      <style:text-properties fo:color="#eb2177" loext:opacity="100%" style:font-name="Consolas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<text:span text:style-name="T1">model</text:span> was <text:span text:style-name="T1">trained</text:span> on just 5000 emails over 5 authors.</text:p>
      <text:p text:style-name="P2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</text:span><text:span text:style-name="T5">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"><text:span text:style-name="T2">Total time training 6.39870 seconds</text:span></text:p>
      <text:p text:style-name="P3"><text:span text:style-name="T2">Final train loss: 0.10700687766075134</text:span></text:p>
      <text:p text:style-name="P3"><text:span text:style-name="T2">Final test loss: 0.011411610059440136</text:span></text:p>
      <text:p text:style-name="P3"><text:span text:style-name="T2">Final train accuracy: 0.959</text:span></text:p>
      <text:p text:style-name="P3"><text:span text:style-name="T2">Final test accuracy: 0.9456</text:span></text:p>
      <text:p text:style-name="P4"><draw:frame draw:style-name="fr1" draw:name="Image1" text:anchor-type="char" svg:x="0.0626in" svg:y="0.1602in" svg:width="3.0425in" svg:height="2.3937in" draw:z-index="0"><draw:image xlink:href="Pictures/1000000100000280000001E0DD26E627.png" xlink:type="simple" xlink:show="embed" xlink:actuate="onLoad" draw:mime-type="image/png"/></draw:frame><draw:frame draw:style-name="fr1" draw:name="Image2" text:anchor-type="char" svg:x="3.3555in" svg:y="0.0465in" svg:width="2.9138in" svg:height="2.2681in" draw:z-index="1"><draw:image xlink:href="Pictures/1000000100000280000001E005161BA1.png" xlink:type="simple" xlink:show="embed" xlink:actuate="onLoad" draw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5"/>
      <text:p text:style-name="P6">The following model was trained on 20,000 emails over 20 authors.</text:p>
      <text:p text:style-name="P7"><text:span text:style-name="T2">  </text:span><text:span text:style-name="T3">HIDDEN_LAYER_SIZE</text:span><text:span text:style-name="T2"> = </text:span><text:span text:style-name="T4">2000</text:span></text:p>
      <text:p text:style-name="P8">    <text:span text:style-name="T3">BATCH_SIZE</text:span><text:span text:style-name="T2"> = </text:span><text:span text:style-name="T4">32</text:span></text:p>
      <text:p text:style-name="P8">    <text:span text:style-name="T3">N_ITERATIONS</text:span><text:span text:style-name="T2"> = </text:span><text:span text:style-name="T4">10</text:span><text:span text:style-name="T5">1</text:span></text:p>
      <text:p text:style-name="P8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8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8">        <text:span text:style-name="T6">nn</text:span><text:span text:style-name="T2">.</text:span><text:span text:style-name="T6">ReLU</text:span><text:span text:style-name="T2">(),</text:span></text:p>
      <text:p text:style-name="P8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8">        <text:span text:style-name="T6">nn</text:span><text:span text:style-name="T2">.</text:span><text:span text:style-name="T6">ReLU</text:span><text:span text:style-name="T2">(),</text:span></text:p>
      <text:p text:style-name="P8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8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4.52335 seconds</text:span></text:p>
      <text:p text:style-name="P8"><text:span text:style-name="T2">Final train loss: 1.1148784160614014</text:span></text:p>
      <text:p text:style-name="P8"><text:span text:style-name="T2">Final test loss: 1.7233622074127197</text:span></text:p>
      <text:p text:style-name="P8"><text:span text:style-name="T2">Final train accuracy: 0.77295</text:span></text:p>
      <text:p text:style-name="P8"><text:span text:style-name="T2">Final test accuracy: 0.747</text:span></text:p>
      <text:p text:style-name="P8"><draw:frame draw:style-name="fr1" draw:name="Image3" text:anchor-type="char" svg:x="0.0283in" svg:y="0.0728in" svg:width="2.1193in" svg:height="1.5898in" draw:z-index="2"><draw:image xlink:href="Pictures/1000000100000280000001E0612ED851.png" xlink:type="simple" xlink:show="embed" xlink:actuate="onLoad" draw:mime-type="image/png"/></draw:frame><draw:frame draw:style-name="fr1" draw:name="Image4" text:anchor-type="char" svg:x="2.3228in" svg:y="0.1291in" svg:width="2.128in" svg:height="1.5957in" draw:z-index="3"><draw:image xlink:href="Pictures/1000000100000280000001E08C8338C3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48.99640 seconds</text:span></text:p>
      <text:p text:style-name="P8"><text:span text:style-name="T2">Final train loss: 0.016068482771515846</text:span></text:p>
      <text:p text:style-name="P8"><text:span text:style-name="T2">Final test loss: 0.8277631402015686</text:span></text:p>
      <text:p text:style-name="P8"><text:span text:style-name="T2">Final train accuracy: 0.9483</text:span></text:p>
      <text:p text:style-name="P8"><text:span text:style-name="T2">Final test accuracy: 0.8568</text:span></text:p>
      <text:p text:style-name="P8"><draw:frame draw:style-name="fr1" draw:name="Image5" text:anchor-type="char" svg:x="0.4272in" svg:y="0in" svg:width="2.3862in" svg:height="1.7898in" draw:z-index="4"><draw:image xlink:href="Pictures/1000000100000280000001E039302A9B.png" xlink:type="simple" xlink:show="embed" xlink:actuate="onLoad" draw:mime-type="image/png"/></draw:frame><text:span text:style-name="T2"/></text:p>
      <text:p text:style-name="P8"><draw:frame draw:style-name="fr1" draw:name="Image6" text:anchor-type="char" svg:x="2.8126in" svg:y="0.0646in" svg:width="2.0717in" svg:height="1.5543in" draw:z-index="5"><draw:image xlink:href="Pictures/1000000100000280000001E0B6D10C99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<text:span text:style-name="T2">  </text:span><text:span text:style-name="T3">HIDDEN_LAYER_SIZE</text:span><text:span text:style-name="T2"> = </text:span><text:span text:style-name="T4">4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500.79673 seconds</text:span></text:p>
      <text:p text:style-name="P8"><text:span text:style-name="T2">Final train loss: 0.04387139156460762</text:span></text:p>
      <text:p text:style-name="P8"><text:span text:style-name="T2">Final test loss: 0.46747273206710815</text:span></text:p>
      <text:p text:style-name="P8"><text:span text:style-name="T2">Final train accuracy: 0.9505</text:span></text:p>
      <text:p text:style-name="P8"><text:span text:style-name="T2">Final test accuracy: 0.8582</text:span></text:p>
      <text:p text:style-name="P8"><draw:frame draw:style-name="fr1" draw:name="Image7" text:anchor-type="char" svg:x="-0.1835in" svg:y="0.0717in" svg:width="2.3299in" svg:height="1.748in" draw:z-index="6"><draw:image xlink:href="Pictures/1000000100000280000001E0CFE4244F.png" xlink:type="simple" xlink:show="embed" xlink:actuate="onLoad" draw:mime-type="image/png"/></draw:frame><draw:frame draw:style-name="fr1" draw:name="Image8" text:anchor-type="char" svg:x="2.0543in" svg:y="0.0717in" svg:width="2.3925in" svg:height="1.7945in" draw:z-index="7"><draw:image xlink:href="Pictures/1000000100000280000001E0BECADD91.png" xlink:type="simple" xlink:show="embed" xlink:actuate="onLoad" draw:mime-type="image/png"/></draw:frame></text:p>
      <text:p text:style-name="P8">    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25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"><text:span text:style-name="T2">Total time training 178.40218 seconds</text:span></text:p>
      <text:p text:style-name="P3"><text:span text:style-name="T2">Final train loss: 0.07856053858995438</text:span></text:p>
      <text:p text:style-name="P3"><text:span text:style-name="T2">Final test loss: 0.3288824260234833</text:span></text:p>
      <text:p text:style-name="P3"><text:span text:style-name="T2">Final train accuracy: 0.95925</text:span></text:p>
      <text:p text:style-name="P3"><text:span text:style-name="T2">Final test accuracy: 0.8618</text:span></text:p>
      <text:p text:style-name="P8"><draw:frame draw:style-name="fr1" draw:name="Image9" text:anchor-type="char" svg:x="0.1291in" svg:y="0.0571in" svg:width="2.3882in" svg:height="1.7909in" draw:z-index="8"><draw:image xlink:href="Pictures/1000000100000280000001E0170C379F.png" xlink:type="simple" xlink:show="embed" xlink:actuate="onLoad" draw:mime-type="image/png"/></draw:frame></text:p>
      <text:p text:style-name="P8"><draw:frame draw:style-name="fr1" draw:name="Image10" text:anchor-type="char" svg:x="2.3327in" svg:y="0.0299in" svg:width="2.1783in" svg:height="1.6339in" draw:z-index="9"><draw:image xlink:href="Pictures/1000000100000280000001E0CF4E944F.png" xlink:type="simple" xlink:show="embed" xlink:actuate="onLoad" draw:mime-type="image/png"/></draw:frame></text:p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799in" style:contextual-spacing="false" fo:line-height="115%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15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/>
      <style:text-properties fo:font-size="26pt" fo:font-weight="bold" style:font-size-asian="22.75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style:contextual-spacing="false"/>
      <style:text-properties fo:font-size="20pt" fo:font-weight="bold" officeooo:rsid="001de76e" style:font-size-asian="17.5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799in" style:contextual-spacing="false"/>
      <style:text-properties fo:font-size="15pt" fo:font-weight="bold" officeooo:rsid="001de76e" style:font-size-asian="13.1000003814697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1pt" fo:font-style="normal" fo:font-weight="bold" officeooo:rsid="001de76e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799in" fo:margin-bottom="0.0799in" style:contextual-spacing="false"/>
      <style:text-properties fo:font-size="11pt" fo:font-style="italic" fo:font-weight="bold" officeooo:rsid="001de76e" style:font-size-asian="9.60000038146973pt" style:font-style-asian="italic" style:font-weight-asian="bold" style:font-size-complex="11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799in" fo:margin-bottom="0.0799in" style:contextual-spacing="false"/>
      <style:text-properties fo:font-size="11pt" fo:font-style="italic" fo:font-weight="normal" officeooo:rsid="001de76e" style:font-size-asian="11pt" style:font-style-asian="italic" style:font-weight-asian="normal" style:font-size-complex="11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.25in" fo:margin-top="0in" fo:margin-bottom="0.0799in" style:contextual-spacing="true" fo:text-indent="-0.25in" style:auto-text-indent="false" style:page-number="auto">
        <style:tab-stops/>
      </style:paragraph-properties>
      <style:text-properties style:font-name="Liberation Mono" fo:font-family="'Liberation Mono'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61bf" officeooo:paragraph-rsid="001b61bf"/>
    </style:style>
    <style:style style:name="MP2" style:family="paragraph" style:parent-style-name="Footer">
      <style:text-properties officeooo:rsid="001b61bf" officeooo:paragraph-rsid="001b61bf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svg:height="0.5in" fo:margin-left="0in" fo:margin-right="0in" fo:margin-top="0.2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3:00:22.820000000</meta:creation-date>
    <dc:title>My Default Style</dc:title>
    <meta:editing-cycles>9</meta:editing-cycles>
    <meta:generator>LibreOffice/24.8.6.2$Windows_X86_64 LibreOffice_project/6d98ba145e9a8a39fc57bcc76981d1fb1316c60c</meta:generator>
    <meta:editing-duration>PT1H30M38S</meta:editing-duration>
    <dc:date>2025-04-11T15:16:57.723000000</dc:date>
    <meta:document-statistic meta:table-count="0" meta:image-count="10" meta:object-count="0" meta:page-count="4" meta:paragraph-count="78" meta:word-count="233" meta:character-count="2449" meta:non-whitespace-character-count="2000"/>
    <meta:template xlink:type="simple" xlink:actuate="onRequest" xlink:title="My Default Style" xlink:href="../../../../AppData/Roaming/LibreOffice/4/user/template/Styles/My%20Default%20Style.ott" meta:date="2025-04-11T13:00:22.482000000"/>
  </office:meta>
</office:document-meta>
</file>